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justify"/>
      <style:text-properties style:font-name="Times" fo:font-size="12.0pt" fo:color="#000000"/>
    </style:style>
    <style:style style:name="P2" style:family="paragraph" style:parent-style-name="Standard">
      <style:paragraph-properties fo:margin-top="0.0398in" fo:margin-bottom="0.0398in" fo:text-align="justify"/>
      <style:text-properties style:font-name="Times" fo:font-size="12.0pt" fo:color="#000000"/>
    </style:style>
    <style:style style:name="T1" style:family="text">
      <style:text-properties style:text-underline-style="solid"/>
    </style:style>
    <style:style style:name="TableColumn1" style:family="table-column">
      <style:table-column-properties style:column-width="3.4625in" style:rel-column-width="32767*"/>
    </style:style>
  </office:automatic-styles>
  <office:body>
    <office:text>
      <text:p text:style-name="P1">Informe EDA</text:p>
      <text:p text:style-name="P1"/>
      <text:p text:style-name="P1"><text:span text:style-name="T1">Lineamientos generales y estándares tomados:</text:span></text:p>
      <text:p text:style-name="P1"><text:s/></text:p>
      <text:p text:style-name="P1"><text:s/>- Se asume que lo que se recibe por línea de comandos son enteros</text:p>
      <text:p text:style-name="P1"><text:s/></text:p>
      <text:p text:style-name="P2"><text:span text:style-name="T1">Estructuras principales utilizadas:</text:span></text:p>
      <text:p text:style-name="P2"><text:s/>las estructuras principales utilizadas son, por supuesto, el árbol AVL y la blockChain en si. El árbol consta de la estructura común de un BST con header. A esta base se le modifica las funciones add y remove que ahora mediante las funciones de rotación vistas en clase se aseguran de que el árbol se mantenga balanceado. </text:p>
      <text:p text:style-name="P2"><text:s/>Para esto último entra en juego la estructura de los nodos que guarda el árbol. Estos poseen, además de los nodos izquierdo y derecho y el valor que guardan, su altura y una lista de los índices de los bloques que modificaron al mismo nodo. El razonamiento detrás de esta última será explicado en decisiones. La altura es utilizada para calcular el balance factor de los nodos padres. </text:p>
      <text:p text:style-name="P2"><text:s/>Más alla del árbol AVL normal se les agrega a las funciones add y remove el efecto de añadir al nodo los índices de los bloques que lo modificaron. Cualquier rotación que podría generar una modificación al nodo es también tenida en cuenta en estas funciones.</text:p>
      <text:p text:style-name="P2"><text:s/>La estructura de la blockChain es similar a la de una lista simplemente encadenada con header, donde el bloque al que se apunta es el más recientemente agregado. En el header se guarda el árbol AVL final generado por todas las operaciones realizadas sobre la blockChain, llamado balance, el tamaño de la cadena y los datos relevantes al hasheo como la cantidad de ceros elegida para la “proof of work”, la función de hasheo y el hash que se determina como el del primer bloque de la cadena.</text:p>
      <text:p text:style-name="P2"><text:s/>Además de esto, el header contiene las funciones principales que dan su funcionalidad a la cadena. La función de validación de la cadena, el añadido, la remoción y la búsqueda de nodos y el hasheo como más importantes.</text:p>
      <text:p text:style-name="P2"><text:s/>Los bloques guardados dentro de la cadena son, en esencia, simples estructuras de almacenamiento de los datos de la cadena en el momento en que se crearon, un “snap shot” de la cadena, de tal manera que, si se quisiera, podría reconstruirse el estado de la cadena hasta ese momento. Contienen lo pedido en el enunciado del proyecto junto con la referencia al bloque anterior y un hashCode representativo del árbol en el momento de creación del bloque. Esto último se explicará en las decisiones tomadas.</text:p>
      <text:p text:style-name="P2">Los algoritmos principales utilizados son simples pero puesto que son pertinentes a lo que se pide en el proyecto se hablará de ellos aquí.</text:p>
      <text:p text:style-name="P2"><text:s/>El árbol AVL tiene, además de las operaciones básicas con las modificaciones ya discutidas, las funciones hashCode y printTree. La primera, con inspiración de las listas definidas en la API de java, empieza con un hashCode igual a 1 y recorre todos los elementos del árbol en orden infijo <text:s/>multiplicando el hashCode anterior por 31 y sumándole el hashCode del nodo. Esto es tan simple como recorrer el árbol, orden n. El hashCode del nodo, con el fin de distinguir los árboles por su balanceo además de por sus elementos simplemente, es igual al hashCode del elemento multiplicado por el balance fator más dos.</text:p>
      <text:p text:style-name="P2">Entones, para cada elemento es:</text:p>
      <text:p text:style-name="P2"><text:s/>hashCode= 31*hashCode + elem.hashCode() * (balanceFactor + 2)</text:p>
      <text:p text:style-name="P2"><text:s/>La función printTree imprime el árbol separando por niveles los nodos, e imprimiendo luego de la información del nodo la información de sus hijos, así podemos saber quien fue el padre de los nodos que luego se imprimirán y darnos una idea de como está compuesto el árbol. Para que esto ocurra vamos tomando cada nodo, lo imprimimos ( con sus hijos si es que tiene) y luego agregamos el hijo izquierdo y luego el derecho ( si es que existen), de esta manera mantenemos el órden de precedencia de los nodos con respecto a su padre.</text:p>
      <text:p text:style-name="P2"><text:s/>la función validate checkea iterativamente que el hash del bloque n sea igual al hash del bloque <text:s text:c="3"/>n-1. Se trata simplemente de recorrer la cadena, por lo que esto es de orden n.</text:p>
      <text:p text:style-name="P2"><text:s/>La función modify toma como entrada el path de un archivo de modificación. En dicho archivo, se especifica el índice del bloque a modificar y el hash que se le desea asignar a dicho bloque.</text:p>
      <text:p text:style-name="P2"><text:s/><text:span text:style-name="T1">Problemas y decisiones tomadas:</text:span></text:p>
      <text:p text:style-name="P2"/>
      <text:p text:style-name="P2">1) En el enunciado del proyecto se pide guardar un árbol en cada bloque. Sin embargo, esto dejaría la complejidad espacial en, como mínimo, n² puesto que habría n árboles de tamaño n. Se opta entonces por guardar una representación del árbol, esta viene dada por un hashCode. Este está inspirado por el hashCode de List en java en el que para cada elemento se suma el hash de este más el hash anterior multiplicado por 31. Para también diferenciar los árboles en base a su balanceo (por ejemplo, el árbol que tiene 4 como raiz y 5 como hijo derecho debe ser diferente del árbol que tiene 5 como raiz y cuatro como hijo izquierdo) se multiplica por el balance factor más dos al hashCode de los elementos guardados en el árbol.</text:p>
      <text:p text:style-name="P2"><text:s/>El árbol en si, se guarda en el header de la blockChain. La decisión opuesta a esta es la de construir el árbol recorriendo la blockChain hacia atrás y construir el árbol en el momento en que se lo necesita. Este último es el método utilizado por bitcoin cuando es necesario obtener el balance de una cuenta. En bitcoin esto es razonable puesto que no es el balance de una cuenta lo que bitcoin tiene en cuenta para decidir si una transacción puede ser realizada, si no que tienen en cuenta las transacciones marcadas como “unspent transactions” (UTXOs) y no de un total de dinero poseido por una cuenta.</text:p>
      <text:p text:style-name="P2"><text:s/>En el caso de este proyecto, guardar UTXOs en la forma de nodos que aun no fueron removidos sería una posibilidad pero hacer esto aun mantendría el add, el remove y el find de orden n (recorrer la cadena) , en comparación con orden log n para estas operaciones en el árbol. Por encima de esto se presenta el hecho de que recorrer la lista con el fin de buscar estos haría que el árbol sea completamente innecesario puesto que el beneficio de este es la eficiencia de sus operaciones.</text:p>
      <text:p text:style-name="P2"><text:s/>Por estas razones se decide guardar el árbol en el header de la cadena y hacer las operaciones sobre este pero no guardar una copia de este en cada bloque individual.</text:p>
      <text:p text:style-name="P2"/>
      <text:p text:style-name="P2">2) Puesto que se asume que lo que se recibe por línea de comandos son enteros, la blockChain se instancia con un árbolAVL que almacena Integer. Sin embargo, con el fin de mantener la escabilidad del código, este árbol se hizo con generics, de tal manera de que si se decidiera almacenar un objeto diferente en la blockChain, lo único que es necesario es cambiar la lectura por línea de comandos e instanciar el árbol con el objeto deseado.</text:p>
      <text:p text:style-name="P2"/>
      <text:p text:style-name="P2">3) Ante la función lookup, que pide retornar los índices de los bloques que modificaron al nodo que se busca, se presentan tres opciones. Primero la opción de guardar en el bloque los nodos a los que modificó la acción guardada en dicho bloque. Segundo, guardar en el nodo los índices de los bloques cuyas acciones modificaron al nodo. Tercera y final opción, construir la lista de índices simplemente recorriendo la cadena e identificando que acciones modificaron al nodo además de cerciorarse de que el nodo no fue eliminado.</text:p>
      <text:p text:style-name="P2"><text:s/>La primera opción presenta un orden de complejidad espacial de n² en el peor de los casos y temporal de n*log n (recorrer la lista n y checkear que el elemento pertenece a la lista. Esto último log n si la lista esta ordenada lo cual no es necesariamente verdadero, de lo contrario la complejidad total sería n²).</text:p>
      <text:p text:style-name="P2"><text:s/>La segunda opción presenta, nuevamente, complejidad espacial de orden n² en el peor de los casos si todos los nodos poseen grandes subsecciones de la lista que lo modificaron. El beneficio de esta opción es que la complejidad temporal es de orden log n puesto que retornar la lista es tan simple como hallar el nodo en el árbol.</text:p>
      <text:p text:style-name="P2"><text:s/>La tercera requeriría acceso constante al árbol en el momento del bloque en cuestión, puesto que en la implementación esto no se ha hecho (aun asi, esta posibilidad tiene complejidad espacial orden n² y temporal n*log n) deberíamos reconstruir el árbol requerido, para esto podrían hacerse las operaciones en reversa a partir del árbol final lo cual tiene complejidad temporal n*log n (hacer las operaciones de orden log n recorriendo la lista de longitud n).</text:p>
      <text:p text:style-name="P2"><text:s/>Se elige la segunda opción, puesto que a pesar de tener orden espacial mayor el ahorro en complejidad temporal lo hace superior a sus contrapartes.</text:p>
      <text:p text:style-name="P2"/>
      <text:p text:style-name="P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3</meta:generator>
  </office:meta>
</office:document-meta>
</file>